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27cm" svg:stroke-color="#000000" draw:marker-start="" draw:marker-start-width="0.406cm" draw:marker-end="Arrowheads_20_1" draw:marker-end-width="0.508cm" draw:fill="none" draw:textarea-vertical-align="middle" fo:padding-top="0.188cm" fo:padding-bottom="0.188cm" fo:padding-left="0.313cm" fo:padding-right="0.313cm"/>
    </style:style>
    <style:style style:name="gr2" style:family="graphic" style:parent-style-name="objectwithoutfill">
      <style:graphic-properties svg:stroke-width="0.127cm" svg:stroke-color="#000000" draw:marker-start-width="0.483cm" draw:marker-end="" draw:marker-end-width="0.483cm" draw:fill="none" draw:textarea-vertical-align="middle" fo:padding-top="0.188cm" fo:padding-bottom="0.188cm" fo:padding-left="0.313cm" fo:padding-right="0.313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fill-color="#afd095" draw:textarea-horizontal-align="justify" draw:textarea-vertical-align="middle" draw:auto-grow-height="false" fo:min-height="4.83cm" fo:min-width="4.263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737cm"/>
      <style:paragraph-properties style:writing-mode="lr-tb"/>
    </style:style>
    <style:style style:name="gr6" style:family="graphic" style:parent-style-name="standard">
      <style:graphic-properties draw:fill-color="#afd095" draw:textarea-horizontal-align="justify" draw:textarea-vertical-align="middle" draw:auto-grow-height="false" fo:min-height="3.342cm" fo:min-width="2.868cm"/>
    </style:style>
    <style:style style:name="gr7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82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65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afd09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fo:font-size="21pt" fo:font-weight="bold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78cm" svg:y1="4.833cm" svg:x2="21.635cm" svg:y2="4.787cm">
          <text:p/>
        </draw:line>
        <draw:line draw:style-name="gr2" draw:text-style-name="P1" draw:layer="layout" svg:x1="5.762cm" svg:y1="7.35cm" svg:x2="21.637cm" svg:y2="7.35cm">
          <text:p/>
        </draw:line>
        <draw:g draw:style-name="gr3">
          <draw:custom-shape draw:style-name="gr4" draw:text-style-name="P2" draw:layer="layout" svg:width="4.763cm" svg:height="5.08cm" svg:x="21.55cm" svg:y="3.17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4.127cm" svg:height="1.987cm" svg:x="21.955cm" svg:y="4.899cm">
            <draw:text-box>
              <text:p text:style-name="P3"><text:span text:style-name="T1">Resource</text:span></text:p>
              <text:p text:style-name="P3"><text:span text:style-name="T1">Server</text:span></text:p>
            </draw:text-box>
          </draw:frame>
          <draw:custom-shape draw:style-name="gr6" draw:text-style-name="P2" draw:layer="layout" svg:width="4.762cm" svg:height="5.08cm" svg:x="1.548cm" svg:y="3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4" draw:layer="layout" svg:width="2.858cm" svg:height="1.987cm" svg:x="2.352cm" svg:y="5.018cm">
            <draw:text-box>
              <text:p text:style-name="P3"><text:span text:style-name="T1">Client</text:span></text:p>
              <text:p text:style-name="P3"><text:span text:style-name="T1">App</text:span></text:p>
            </draw:text-box>
          </draw:frame>
          <draw:frame draw:style-name="gr8" draw:text-style-name="P4" draw:layer="layout" svg:width="6.985cm" svg:height="1.077cm" svg:x="10.525cm" svg:y="7.543cm">
            <draw:text-box>
              <text:p text:style-name="P3"><text:span text:style-name="T2">Send Resource</text:span></text:p>
            </draw:text-box>
          </draw:frame>
          <draw:frame draw:style-name="gr9" draw:text-style-name="P4" draw:layer="layout" svg:width="7.302cm" svg:height="1.903cm" svg:x="10.025cm" svg:y="2.943cm">
            <draw:text-box>
              <text:p text:style-name="P3"><text:span text:style-name="T2">Request Resource</text:span></text:p>
              <text:p text:style-name="P3"><text:span text:style-name="T2">with Token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Arrowheads_20_3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9:59:49.854523940</meta:creation-date>
    <dc:date>2023-06-19T22:43:01.386482347</dc:date>
    <meta:editing-duration>PT2H57M51S</meta:editing-duration>
    <meta:editing-cycles>12</meta:editing-cycles>
    <meta:generator>LibreOffice/7.5.4.2$Linux_X86_64 LibreOffice_project/50$Build-2</meta:generator>
    <meta:document-statistic meta:object-count="9"/>
  </office:meta>
</office:document-meta>
</file>